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14pt" style:font-size-asian="14pt" style:font-size-complex="14pt"/>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2" style:family="paragraph"/>
    <style:style style:name="P6" style:parent-style-name="Standard" style:list-style-name="LFO2" style:family="paragraph"/>
    <style:style style:name="P7" style:parent-style-name="Standard" style:list-style-name="LFO2" style:family="paragraph"/>
    <style:style style:name="P8" style:parent-style-name="Standard" style:list-style-name="LFO2" style:family="paragraph"/>
    <style:style style:name="P9" style:parent-style-name="Standard" style:list-style-name="LFO3" style:family="paragraph"/>
    <style:style style:name="P10" style:parent-style-name="Standard" style:list-style-name="LFO3" style:family="paragraph"/>
    <style:style style:name="P11" style:parent-style-name="Standard" style:list-style-name="LFO4" style:family="paragraph"/>
    <style:style style:name="P12" style:parent-style-name="Standard" style:list-style-name="LFO4" style:family="paragraph"/>
    <style:style style:name="P13" style:parent-style-name="Standard" style:list-style-name="LFO4" style:family="paragraph"/>
  </office:automatic-styles>
  <office:body>
    <office:text text:use-soft-page-breaks="true">
      <text:p text:style-name="P1">Meeting Notes</text:p>
      <text:p text:style-name="Standard"/>
      <text:p text:style-name="Standard">Date of meeting:<text:s/>06/02/2020</text:p>
      <text:p text:style-name="Standard">Members present:<text:s/>George, James, Spencer, Jarrad, Nabil</text:p>
      <text:p text:style-name="Standard">Length of meeting:<text:s/>20 minutes</text:p>
      <text:p text:style-name="Standard"/>
      <text:p text:style-name="Standard"/>
      <text:p text:style-name="Standard">What was done last week?:</text:p>
      <text:list text:style-name="LFO1" text:continue-numbering="true">
        <text:list-item>
          <text:p text:style-name="P2">Spencer<text:s/>added ImGUI with separate layer</text:p>
        </text:list-item>
        <text:list-item>
          <text:p text:style-name="P3">James and George researched Physics</text:p>
        </text:list-item>
        <text:list-item>
          <text:p text:style-name="P4">James and George partially implemented the Bullet physics system</text:p>
        </text:list-item>
      </text:list>
      <text:p text:style-name="Standard"/>
      <text:p text:style-name="Standard">What wasn’t done last week?:</text:p>
      <text:list text:style-name="LFO2" text:continue-numbering="true">
        <text:list-item>
          <text:p text:style-name="P5">Jarrad did not flesh out the game design document</text:p>
        </text:list-item>
        <text:list-item>
          <text:p text:style-name="P6">Spencer did not implement NanoGUI</text:p>
        </text:list-item>
        <text:list-item>
          <text:p text:style-name="P7">George did not do Renderer Improvements</text:p>
        </text:list-item>
        <text:list-item>
          <text:p text:style-name="P8">Jarrad and Nabil did not implement model loading</text:p>
        </text:list-item>
      </text:list>
      <text:p text:style-name="Standard"/>
      <text:p text:style-name="Standard">What did we discuss this week?:</text:p>
      <text:list text:style-name="LFO3" text:continue-numbering="true">
        <text:list-item>
          <text:p text:style-name="P9">We discussed the general issues we had</text:p>
        </text:list-item>
        <text:list-item>
          <text:p text:style-name="P10">The main issue we had was that each task we set ourselves was very large tasks. This meant we needed to ask Stefan for help which meant we couldn’t do much work until the lab session</text:p>
        </text:list-item>
      </text:list>
      <text:p text:style-name="Standard"/>
      <text:p text:style-name="Standard">What are we going to do this week?:</text:p>
      <text:list text:style-name="LFO4" text:continue-numbering="true">
        <text:list-item>
          <text:p text:style-name="P11">Continue with the tasks we failed to do this week</text:p>
        </text:list-item>
        <text:list-item>
          <text:p text:style-name="P12">James will fully implement the physics system</text:p>
        </text:list-item>
        <text:list-item>
          <text:p text:style-name="P13">Spencer will implement Audio</text:p>
        </text:list-item>
      </text:list>
      <text:p text:style-name="Standard"/>
      <text:p text:style-name="Standard"/>
      <text:p text:style-name="Standard">Date of next meeting:<text:s/>13/01/202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pencer Deane</meta:initial-creator>
    <dc:creator>Spencer Deane</dc:creator>
    <meta:creation-date>2020-02-06T11:10:00Z</meta:creation-date>
    <dc:date>2020-02-06T11:21:00Z</dc:date>
    <meta:template xlink:href="Normal.dotm" xlink:type="simple"/>
    <meta:editing-cycles>9</meta:editing-cycles>
    <meta:editing-duration>PT720S</meta:editing-duration>
    <meta:document-statistic meta:page-count="1" meta:paragraph-count="1" meta:word-count="142" meta:character-count="951" meta:row-count="6" meta:non-whitespace-character-count="810"/>
  </office:meta>
</office:document-meta>
</file>